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text-properties officeooo:paragraph-rsid="0017ab9c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ab9c" officeooo:paragraph-rsid="0017ab9c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ab9c" style:font-size-asian="18pt" style:font-style-asian="normal" style:font-weight-asian="normal" style:font-size-complex="18pt"/>
    </style:style>
    <style:style style:name="T5" style:family="text">
      <style:text-properties officeooo:rsid="0017a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The People’s Assembly, convening on the </text:span><text:span text:style-name="T4">11th</text:span><text:span text:style-name="T3"> of </text:span><text:span text:style-name="T4">November</text:span><text:span text:style-name="T3"> 2020 under the </text:span><text:span text:style-name="T4">31st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make Anaizy speaker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P2"><text:span text:style-name="T1">[</text:span><text:span text:style-name="T2">Motion 31-1: To make Anaizy speak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11T18:50:45.129548842</dc:date>
    <meta:editing-duration>PT1M13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39" meta:character-count="246" meta:non-whitespace-character-count="214"/>
  </office:meta>
</office:document-meta>
</file>